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TIX Two Text" svg:font-family="'STIX Two Tex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textarea-horizontal-align="justify" draw:textarea-vertical-align="middle" draw:auto-grow-height="false" fo:min-height="4cm" fo:min-width="7.75cm" style:writing-mode="lr-tb"/>
      <style:paragraph-properties style:writing-mode="lr-tb"/>
    </style:style>
    <style:style style:name="gr2" style:family="graphic" style:parent-style-name="objectwithoutfill">
      <style:graphic-properties svg:stroke-width="0.1cm" svg:stroke-color="#000000" draw:marker-start-width="0.36cm" draw:marker-end="Estremità_20_linea_20_1" draw:marker-end-width="0.66cm" draw:fill="none" draw:textarea-vertical-align="middle" fo:padding-top="0.175cm" fo:padding-bottom="0.175cm" fo:padding-left="0.3cm" fo:padding-right="0.3cm"/>
    </style:style>
    <style:style style:name="gr3" style:family="graphic" style:parent-style-name="objectwithoutfill">
      <style:graphic-properties svg:stroke-width="0.1cm" svg:stroke-color="#000000" draw:marker-start-width="0.15cm" draw:marker-end="Estremità_20_linea_20_1" draw:marker-end-width="0.65cm" draw:fill="none" draw:textarea-vertical-align="middle" fo:padding-top="0.175cm" fo:padding-bottom="0.175cm" fo:padding-left="0.3cm" fo:padding-right="0.3cm"/>
    </style:style>
    <style:style style:name="gr4" style:family="graphic" style:parent-style-name="standard">
      <style:graphic-properties draw:stroke="none" svg:stroke-color="#000000" draw:fill="none" draw:fill-color="#ffffff" fo:min-height="0.848cm"/>
      <style:paragraph-properties style:writing-mode="lr-tb"/>
    </style:style>
    <style:style style:name="gr5" style:family="graphic" style:parent-style-name="objectwithoutfill">
      <style:graphic-properties svg:stroke-width="0.1cm" svg:stroke-color="#000000" draw:marker-start="Arrowheads_20_1" draw:marker-start-width="0.65cm" draw:marker-end="Arrowheads_20_2" draw:marker-end-width="0.65cm" draw:fill="none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48cm" fo:min-width="20.491cm"/>
      <style:paragraph-properties style:writing-mode="lr-tb"/>
    </style:style>
    <style:style style:name="P1" style:family="paragraph">
      <style:paragraph-properties fo:text-align="center"/>
      <style:text-properties style:font-name="STIX Two Text" fo:font-size="24pt"/>
    </style:style>
    <style:style style:name="P2" style:family="paragraph">
      <style:paragraph-properties fo:text-align="start"/>
      <style:text-properties style:font-name="STIX Two Text" fo:font-size="24pt"/>
    </style:style>
    <style:style style:name="P3" style:family="paragraph">
      <loext:graphic-properties draw:fill="none"/>
      <style:paragraph-properties fo:text-align="center" style:writing-mode="lr-tb"/>
      <style:text-properties style:font-name="STIX Two Text" fo:font-size="24pt"/>
    </style:style>
    <style:style style:name="P4" style:family="paragraph">
      <loext:graphic-properties draw:fill="none"/>
      <style:paragraph-properties fo:text-align="center"/>
      <style:text-properties style:font-name="STIX Two Text" fo:font-size="24pt"/>
    </style:style>
    <style:style style:name="P5" style:family="paragraph">
      <loext:graphic-properties draw:fill="none" draw:fill-color="#ffffff"/>
      <style:text-properties style:font-name="STIX Two Text" fo:font-size="24pt"/>
    </style:style>
    <style:style style:name="P6" style:family="paragraph">
      <loext:graphic-properties draw:fill="none" draw:fill-color="#ffffff"/>
      <style:text-properties style:font-name="STIX Two Text" fo:font-size="24pt" fo:font-weight="bold" style:font-size-asian="24pt" style:font-weight-asian="bold" style:font-size-complex="24pt" style:font-weight-complex="bold"/>
    </style:style>
    <style:style style:name="T1" style:family="text">
      <style:text-properties style:font-name="STIX Two Text" fo:font-size="24pt" fo:font-weight="bold" style:font-size-asian="24pt" style:font-weight-asian="bold" style:font-size-complex="24pt" style:font-weight-complex="bold"/>
    </style:style>
    <style:style style:name="T2" style:family="text">
      <style:text-properties style:font-name="STIX Two Text" fo:font-size="24pt"/>
    </style:style>
    <style:style style:name="T3" style:family="text">
      <style:text-properties style:font-name="STIX Two Text" fo:font-size="24pt"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Predefinito">
        <draw:custom-shape draw:style-name="gr1" draw:text-style-name="P3" xml:id="id7" draw:id="id7" draw:layer="layout" svg:width="8.25cm" svg:height="4.25cm" svg:x="38.065cm" svg:y="7.638cm">
          <text:p text:style-name="P1"><text:span text:style-name="T1">CustomUser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2" draw:id="id2" draw:layer="layout" svg:width="8.25cm" svg:height="4.25cm" svg:x="6.425cm" svg:y="15.9cm">
          <text:p text:style-name="P1"><text:span text:style-name="T1">Mapod4d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8.25cm" svg:height="4.25cm" svg:x="6.425cm" svg:y="26.95cm">
          <draw:glue-point draw:id="4" svg:x="5.001cm" svg:y="2.715cm"/>
          <draw:glue-point draw:id="5" svg:x="5.001cm" svg:y="-2.447cm"/>
          <text:p text:style-name="P1"><text:span text:style-name="T3">Mapod4dVersion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2" draw:text-style-name="P4" draw:layer="layout" svg:x1="10.55cm" svg:y1="26.95cm" svg:x2="10.55cm" svg:y2="20.15cm" draw:start-shape="id1" draw:start-glue-point="0" draw:end-shape="id2" draw:end-glue-point="2" svg:d="M10550 26950v-6800" svg:viewBox="0 0 1 6801">
          <text:p/>
        </draw:connector>
        <draw:custom-shape draw:style-name="gr1" draw:text-style-name="P3" xml:id="id4" draw:id="id4" draw:layer="layout" svg:width="8.25cm" svg:height="4.25cm" svg:x="26.45cm" svg:y="16.15cm">
          <text:p text:style-name="P1"><text:span text:style-name="T1">Multivers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8.25cm" svg:height="4.25cm" svg:x="26.45cm" svg:y="25.45cm">
          <text:p text:style-name="P1"><text:span text:style-name="T3">Metavers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0.575cm" svg:y1="25.45cm" svg:x2="30.575cm" svg:y2="20.4cm" draw:start-shape="id3" draw:start-glue-point="0" draw:end-shape="id4" svg:d="M30575 25450v-5050" svg:viewBox="0 0 1 5051">
          <text:p/>
        </draw:connector>
        <draw:custom-shape draw:style-name="gr1" draw:text-style-name="P3" xml:id="id5" draw:id="id5" draw:layer="layout" svg:width="8.25cm" svg:height="4.25cm" svg:x="38.065cm" svg:y="16.15cm">
          <text:p text:style-name="P1"><text:span text:style-name="T1">Project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4.7cm" svg:y1="27.575cm" svg:x2="42.19cm" svg:y2="20.4cm" draw:start-shape="id3" draw:start-glue-point="1" draw:end-shape="id5" draw:end-glue-point="2" svg:d="M34700 27575h7490v-7175" svg:viewBox="0 0 7491 7176">
          <text:p/>
        </draw:connector>
        <draw:custom-shape draw:style-name="gr1" draw:text-style-name="P3" xml:id="id6" draw:id="id6" draw:layer="layout" svg:width="8.25cm" svg:height="4.25cm" svg:x="26.461cm" svg:y="33.827cm">
          <draw:glue-point draw:id="4" svg:x="-4.923cm" svg:y="-2.381cm"/>
          <draw:glue-point draw:id="5" svg:x="-5.001cm" svg:y="3.084cm"/>
          <text:p text:style-name="P1"><text:span text:style-name="T3">MetaverseVersion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connector draw:style-name="gr3" draw:text-style-name="P4" draw:layer="layout" svg:x1="30.586cm" svg:y1="33.827cm" svg:x2="30.575cm" svg:y2="29.7cm" draw:start-shape="id6" draw:start-glue-point="0" draw:end-shape="id3" draw:end-glue-point="2" svg:d="M30586 33827v-2063h-11v-2064" svg:viewBox="0 0 12 4128">
          <text:p/>
        </draw:connector>
        <draw:connector draw:style-name="gr3" draw:text-style-name="P4" draw:layer="layout" draw:line-skew="1.942cm" svg:x1="26.525cm" svg:y1="34.941cm" svg:x2="14.675cm" svg:y2="28.036cm" draw:start-shape="id6" draw:start-glue-point="4" draw:end-shape="id1" draw:end-glue-point="5" svg:d="M26525 34941h-4015v-6905h-7835" svg:viewBox="0 0 11851 6906">
          <text:p/>
        </draw:connector>
        <draw:connector draw:style-name="gr3" draw:text-style-name="P4" draw:layer="layout" draw:line-skew="-2.963cm" svg:x1="26.461cm" svg:y1="35.952cm" svg:x2="14.675cm" svg:y2="30.228cm" draw:start-shape="id6" draw:start-glue-point="3" draw:end-shape="id1" draw:end-glue-point="4" svg:d="M26461 35952h-8856v-5724h-2930" svg:viewBox="0 0 11787 5725">
          <text:p/>
        </draw:connector>
        <draw:frame draw:style-name="gr4" draw:text-style-name="P5" draw:layer="layout" svg:width="1.871cm" svg:height="1.098cm" svg:x="30.641cm" svg:y="30.226cm">
          <draw:text-box>
            <text:p><text:span text:style-name="T2">1:N</text:span></text:p>
          </draw:text-box>
        </draw:frame>
        <draw:frame draw:style-name="gr4" draw:text-style-name="P5" draw:layer="layout" svg:width="1.871cm" svg:height="1.098cm" svg:x="15.408cm" svg:y="27.032cm">
          <draw:text-box>
            <text:p><text:span text:style-name="T2">1:N</text:span></text:p>
          </draw:text-box>
        </draw:frame>
        <draw:frame draw:style-name="gr4" draw:text-style-name="P5" draw:layer="layout" svg:width="1.871cm" svg:height="1.098cm" svg:x="15.409cm" svg:y="29.232cm">
          <draw:text-box>
            <text:p><text:span text:style-name="T2">1:N</text:span></text:p>
          </draw:text-box>
        </draw:frame>
        <draw:frame draw:style-name="gr4" draw:text-style-name="P5" draw:layer="layout" svg:width="1.871cm" svg:height="1.098cm" svg:x="30.61cm" svg:y="21.932cm">
          <draw:text-box>
            <text:p><text:span text:style-name="T2">1:N</text:span></text:p>
          </draw:text-box>
        </draw:frame>
        <draw:frame draw:style-name="gr4" draw:text-style-name="P5" draw:layer="layout" svg:width="1.871cm" svg:height="1.098cm" svg:x="42.211cm" svg:y="21.932cm">
          <draw:text-box>
            <text:p><text:span text:style-name="T2">1:N</text:span></text:p>
          </draw:text-box>
        </draw:frame>
        <draw:frame draw:style-name="gr4" draw:text-style-name="P5" draw:layer="layout" svg:width="1.871cm" svg:height="1.098cm" svg:x="10.712cm" svg:y="21.032cm">
          <draw:text-box>
            <text:p><text:span text:style-name="T2">1:N</text:span></text:p>
          </draw:text-box>
        </draw:frame>
        <draw:connector draw:style-name="gr5" draw:text-style-name="P4" draw:layer="layout" svg:x1="42.19cm" svg:y1="11.888cm" svg:x2="42.19cm" svg:y2="16.15cm" draw:start-shape="id7" draw:start-glue-point="2" draw:end-shape="id5" draw:end-glue-point="0" svg:d="M42190 11888v4262" svg:viewBox="0 0 1 4263">
          <text:p/>
        </draw:connector>
        <draw:frame draw:style-name="gr4" draw:text-style-name="P5" draw:layer="layout" svg:width="2.38cm" svg:height="1.098cm" svg:x="42.212cm" svg:y="13.032cm">
          <draw:text-box>
            <text:p><text:span text:style-name="T2">N:N</text:span></text:p>
          </draw:text-box>
        </draw:frame>
        <draw:custom-shape draw:style-name="gr1" draw:text-style-name="P3" draw:layer="layout" svg:width="8.25cm" svg:height="4.25cm" svg:x="51.75cm" svg:y="16.15cm">
          <text:p text:style-name="P1"><text:span text:style-name="T1">Software</text:span></text:p>
          <text:p text:style-name="P2"><text:span text:style-name="T2"/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20.991cm" svg:height="1.098cm" svg:x="2.516cm" svg:y="2.646cm">
          <draw:text-box>
            <text:p><text:span text:style-name="T1">MAPOD4D Multiverese database relations version 0.0.0.1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TIX Two Text" svg:font-family="'STIX Two Text'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Blu_20_pieno" draw:display-name="Blu pieno" draw:style="linear" draw:start-color="#729fcf" draw:end-color="#355269" draw:start-intensity="100%" draw:end-intensity="100%" draw:angle="30deg" draw:border="0%"/>
    <draw:gradient draw:name="Forme" draw:style="rectangular" draw:cx="50%" draw:cy="50%" draw:start-color="#cccccc" draw:end-color="#ffffff" draw:start-intensity="100%" draw:end-intensity="100%" draw:angle="0deg" draw:border="0%"/>
    <draw:gradient draw:name="Giallo_20_pieno" draw:display-name="Giallo pieno" draw:style="linear" draw:start-color="#ffde59" draw:end-color="#b47804" draw:start-intensity="100%" draw:end-intensity="100%" draw:angle="30deg" draw:border="0%"/>
    <draw:gradient draw:name="Pieno" draw:style="linear" draw:start-color="#ffffff" draw:end-color="#cccccc" draw:start-intensity="100%" draw:end-intensity="100%" draw:angle="30deg" draw:border="0%"/>
    <draw:gradient draw:name="Rosso_20_pieno" draw:display-name="Rosso pieno" draw:style="linear" draw:start-color="#ff6d6d" draw:end-color="#c9211e" draw:start-intensity="100%" draw:end-intensity="100%" draw:angle="30deg" draw:border="0%"/>
    <draw:gradient draw:name="Verde_20_pieno" draw:display-name="Verde pieno" draw:style="linear" draw:start-color="#77bc65" draw:end-color="#127622" draw:start-intensity="100%" draw:end-intensity="100%" draw:angle="30deg" draw:border="0%"/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Estremità_20_linea_20_1" draw:display-name="Estremità linea 1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it" fo:country="I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 Unicode MS" style:font-family-complex="'Arial Unicode M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"/>
      <style:text-properties fo:font-size="14pt" fo:font-weight="bold"/>
    </style:style>
    <style:style style:name="Filled" style:family="graphic" style:parent-style-name="Shapes">
      <style:graphic-properties draw:fill="gradient" draw:fill-gradient-name="Pieno"/>
    </style:style>
    <style:style style:name="Filled_20_Blue" style:display-name="Filled Blue" style:family="graphic" style:parent-style-name="Filled">
      <style:graphic-properties draw:fill-gradient-name="Blu_20_pieno"/>
      <style:text-properties fo:color="#ffffff" loext:opacity="100%" loext:color-lum-mod="100%" loext:color-lum-off="0%"/>
    </style:style>
    <style:style style:name="Filled_20_Green" style:display-name="Filled Green" style:family="graphic" style:parent-style-name="Filled">
      <style:graphic-properties draw:fill-gradient-name="Verde_20_pieno"/>
      <style:text-properties fo:color="#ffffff" loext:opacity="100%" loext:color-lum-mod="100%" loext:color-lum-off="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Rosso_20_pieno"/>
      <style:text-properties fo:color="#ffffff" loext:opacity="100%" loext:color-lum-mod="100%" loext:color-lum-off="0%"/>
    </style:style>
    <style:style style:name="Filled_20_Yellow" style:display-name="Filled Yellow" style:family="graphic" style:parent-style-name="Filled">
      <style:graphic-properties draw:fill-gradient-name="Giallo_20_pieno"/>
      <style:text-properties fo:color="#ffffff" loext:opacity="100%" loext:color-lum-mod="100%" loext:color-lum-off="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 loext:color-lum-mod="100%" loext:color-lum-off="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 loext:color-lum-mod="100%" loext:color-lum-off="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 loext:color-lum-mod="100%" loext:color-lum-off="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 loext:color-lum-mod="100%" loext:color-lum-off="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84.1cm" fo:page-height="59.4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Predefinito" style:page-layout-name="PM0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04-16T14:35:04.598000000</meta:creation-date>
    <dc:date>2023-04-16T15:54:25.770000000</dc:date>
    <meta:editing-duration>PT1H1M22S</meta:editing-duration>
    <meta:editing-cycles>10</meta:editing-cycles>
    <meta:generator>LibreOffice/7.5.1.2$Windows_X86_64 LibreOffice_project/fcbaee479e84c6cd81291587d2ee68cba099e129</meta:generator>
    <meta:document-statistic meta:object-count="23"/>
  </office:meta>
</office:document-meta>
</file>